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svg:stroke-color="#dddddd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3cm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839cm"/>
    </style:style>
    <style:style style:name="gr8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213cm"/>
    </style:style>
    <style:style style:name="gr9" style:family="graphic" style:parent-style-name="standard">
      <style:graphic-properties svg:stroke-width="0.053cm" draw:marker-start="Arrow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min-height="0.38cm" fo:min-width="1.07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12cm"/>
    </style:style>
    <style:style style:name="gr12" style:family="graphic" style:parent-style-name="standard">
      <style:graphic-properties svg:stroke-width="0.053cm" svg:stroke-color="#cccccc" draw:marker-start-width="0.379cm" draw:marker-end-width="0.379cm" draw:fill="none" draw:opacity="52%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="Symmetric_20_Arrow" draw:marker-start-width="0.379cm" draw:marker-end="" draw:marker-end-width="0.379cm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cccccc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cccccc" draw:marker-start-width="0.379cm" draw:marker-end-width="0.379cm" draw:fill="none" draw:fill-color="#ffffff" fo:min-height="0.589cm"/>
    </style:style>
    <style:style style:name="gr16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853cm"/>
    </style:style>
    <style:style style:name="gr17" style:family="graphic" style:parent-style-name="standard">
      <style:graphic-properties svg:stroke-width="0.053cm" svg:stroke-color="#cccccc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53cm" svg:stroke-color="#cccccc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89cm"/>
    </style:style>
    <style:style style:name="gr20" style:family="graphic" style:parent-style-name="standard">
      <style:graphic-properties draw:stroke="solid" draw:stroke-dash="Fine_20_Dashed" svg:stroke-width="0.053cm" svg:stroke-color="#000000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379cm" draw:marker-end-width="0.379cm" draw:fill="solid" draw:fill-color="#99ccff" draw:opacity="100%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177cm"/>
    </style:style>
    <style:style style:name="gr2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2.353cm"/>
    </style:style>
    <style:style style:name="gr25" style:family="graphic" style:parent-style-name="standard">
      <style:graphic-properties svg:stroke-width="0.053cm" svg:stroke-color="#000000" draw:marker-start-width="0.379cm" draw:marker-end-width="0.379cm" draw:fill="solid" draw:fill-color="#99ccff" draw:textarea-horizontal-align="center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cm"/>
    </style:style>
    <style:style style:name="gr30" style:family="graphic" style:parent-style-name="objectwithoutfill">
      <style:graphic-properties draw:stroke="dash" draw:stroke-dash="Fine_20_Dashed"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119cm"/>
    </style:style>
    <style:style style:name="gr32" style:family="graphic" style:parent-style-name="objectwithoutfill">
      <style:graphic-properties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949cm"/>
    </style:style>
    <style:style style:name="gr34" style:family="graphic" style:parent-style-name="objectwithoutfill">
      <style:graphic-properties svg:stroke-width="0.053cm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808080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808080" draw:marker-start="Arrow" draw:marker-start-width="0.379cm" draw:marker-end="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80808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808080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color="#000000" fo:font-size="12pt" fo:font-weight="bold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size-complex="12pt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opacity="52%"/>
      <style:paragraph-properties fo:text-align="center"/>
      <style:text-properties fo:color="#000000" fo:font-size="12pt" fo:font-weight="bold" style:font-size-asian="12pt" style:font-size-complex="12pt"/>
    </style:style>
    <style:style style:name="P9" style:family="paragraph">
      <style:paragraph-properties fo:text-align="center"/>
      <style:text-properties fo:color="#cccccc" fo:font-weight="bold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loext:graphic-properties draw:fill="none" draw:fill-color="#ffffff"/>
      <style:paragraph-properties fo:text-align="start"/>
      <style:text-properties fo:color="#cccccc" fo:font-size="15pt" fo:font-weight="bold" style:font-size-asian="15pt" style:font-size-complex="15pt"/>
    </style:style>
    <style:style style:name="P12" style:family="paragraph">
      <style:paragraph-properties fo:text-align="end"/>
      <style:text-properties fo:font-weight="bold"/>
    </style:style>
    <style:style style:name="P13" style:family="paragraph">
      <loext:graphic-properties draw:fill="none" draw:fill-color="#ffffff"/>
      <style:paragraph-properties fo:text-align="end"/>
      <style:text-properties fo:font-size="15pt" fo:font-weight="bold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color="#000000" fo:font-size="12pt" fo:font-weight="bold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5pt" fo:font-weight="bold" style:font-size-asian="15pt" style:font-size-complex="15pt"/>
    </style:style>
    <style:style style:name="P16" style:family="paragraph">
      <loext:graphic-properties draw:fill="none" draw:fill-color="#ffffff"/>
      <style:text-properties fo:color="#000000" fo:font-size="10pt" fo:font-weight="bold" style:font-size-asian="10pt" style:font-size-complex="10pt"/>
    </style:style>
    <style:style style:name="P17" style:family="paragraph">
      <loext:graphic-properties draw:fill="solid" draw:fill-color="#99ccff" draw:opacity="100%"/>
      <style:paragraph-properties fo:text-align="center"/>
      <style:text-properties fo:color="#000000" fo:font-size="12pt" fo:font-weight="bold" style:font-size-asian="12pt" style:font-size-complex="12pt"/>
    </style:style>
    <style:style style:name="P18" style:family="paragraph">
      <style:paragraph-properties fo:text-align="center"/>
      <style:text-properties fo:color="#000000" fo:font-weight="bold"/>
    </style:style>
    <style:style style:name="P19" style:family="paragraph">
      <loext:graphic-properties draw:fill="none" draw:fill-color="#ffffff"/>
      <style:paragraph-properties fo:text-align="start"/>
      <style:text-properties fo:color="#000000" fo:font-size="15pt" fo:font-weight="bold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5pt" fo:font-weight="bold" style:font-size-asian="15pt" style:font-size-complex="15pt"/>
    </style:style>
    <style:style style:name="P21" style:family="paragraph">
      <loext:graphic-properties draw:fill="solid" draw:fill-color="#99ccff"/>
      <style:paragraph-properties fo:text-align="center"/>
      <style:text-properties fo:color="#000000" fo:font-size="12pt" fo:font-weight="bold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font-size="12pt" fo:font-weight="bold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paragraph-properties fo:text-align="end"/>
      <style:text-properties fo:font-size="12pt" fo:font-weight="bold" style:font-size-asian="12pt" style:font-size-complex="12pt"/>
    </style:style>
    <style:style style:name="P25" style:family="paragraph">
      <loext:graphic-properties draw:fill="none" draw:fill-color="#ffffff"/>
      <style:text-properties style:font-name="Courier New1"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text-align="center"/>
      <style:text-properties fo:color="#999999" fo:font-weight="bold"/>
    </style:style>
    <style:style style:name="P27" style:family="paragraph">
      <loext:graphic-properties draw:fill="none"/>
      <style:paragraph-properties fo:text-align="center"/>
      <style:text-properties fo:color="#999999" fo:font-size="12pt" fo:font-weight="bold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color="#999999" fo:font-weight="bold"/>
    </style:style>
    <style:style style:name="P29" style:family="paragraph">
      <style:paragraph-properties fo:text-align="center"/>
      <style:text-properties fo:color="#666666" fo:font-weight="bold"/>
    </style:style>
    <style:style style:name="P30" style:family="paragraph">
      <loext:graphic-properties draw:fill="none"/>
      <style:paragraph-properties fo:text-align="center"/>
      <style:text-properties fo:color="#666666" fo:font-size="12pt" fo:font-weight="bold" style:font-size-asian="12pt" style:font-size-complex="12pt"/>
    </style:style>
    <style:style style:name="P31" style:family="paragraph">
      <loext:graphic-properties draw:fill="none"/>
      <style:paragraph-properties fo:text-align="center"/>
      <style:text-properties fo:color="#666666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ccccc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Courier New1" fo:font-size="28p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3.01cm" svg:y="3.5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5.01cm" svg:y="3.5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5.75cm" svg:y="4.01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1.75cm" svg:y="4cm">
          <text:p text:style-name="P1"><text:span text:style-name="T1">CS2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7.75cm" svg:y="3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5.01cm" svg:y1="4.5cm" svg:x2="5.75cm" svg:y2="4.5cm">
          <text:p/>
        </draw:line>
        <draw:line draw:style-name="gr3" draw:text-style-name="P1" draw:layer="layout" svg:x1="8.25cm" svg:y1="4.51cm" svg:x2="8.99cm" svg:y2="4.51cm">
          <text:p/>
        </draw:line>
        <draw:line draw:style-name="gr3" draw:text-style-name="P1" draw:layer="layout" svg:x1="11.01cm" svg:y1="4.51cm" svg:x2="11.75cm" svg:y2="4.51cm">
          <text:p/>
        </draw:line>
        <draw:line draw:style-name="gr3" draw:text-style-name="P1" draw:layer="layout" svg:x1="14.25cm" svg:y1="4.5cm" svg:x2="14.99cm" svg:y2="4.5cm">
          <text:p/>
        </draw:line>
        <draw:line draw:style-name="gr3" draw:text-style-name="P1" draw:layer="layout" svg:x1="17.01cm" svg:y1="4.01cm" svg:x2="17.75cm" svg:y2="4.01cm">
          <text:p/>
        </draw:line>
        <draw:line draw:style-name="gr3" draw:text-style-name="P1" draw:layer="layout" svg:x1="20.26cm" svg:y1="4.01cm" svg:x2="21cm" svg:y2="4.01cm">
          <text:p/>
        </draw:line>
        <draw:rect draw:style-name="gr4" draw:text-style-name="P3" draw:layer="layout" svg:width="2cm" svg:height="2cm" svg:x="9cm" svg:y="0.51cm">
          <text:p text:style-name="P1"><text:span text:style-name="T2">CST</text:span></text:p>
          <text:p text:style-name="P1"><text:span text:style-name="T2">Meta</text:span></text:p>
          <text:p text:style-name="P1"><text:span text:style-name="T2">Model</text:span></text:p>
        </draw:rect>
        <draw:rect draw:style-name="gr5" draw:text-style-name="P4" draw:layer="layout" svg:width="2cm" svg:height="2cm" svg:x="15cm" svg:y="0.5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6" draw:text-style-name="P1" draw:layer="layout" svg:x1="10cm" svg:y1="3.51cm" svg:x2="10cm" svg:y2="2.51cm">
          <text:p/>
        </draw:line>
        <draw:frame draw:style-name="gr7" draw:text-style-name="P6" draw:layer="layout" svg:width="2.513cm" svg:height="0.645cm" svg:x="4.171cm" svg:y="8.615cm">
          <draw:text-box>
            <text:p text:style-name="P5"><text:span text:style-name="T3">conformsTo</text:span></text:p>
          </draw:text-box>
        </draw:frame>
        <draw:line draw:style-name="gr6" draw:text-style-name="P1" draw:layer="layout" svg:x1="16cm" svg:y1="3.51cm" svg:x2="16cm" svg:y2="2.51cm">
          <text:p/>
        </draw:line>
        <draw:frame draw:style-name="gr7" draw:text-style-name="P6" draw:layer="layout" svg:width="2.513cm" svg:height="0.645cm" svg:x="16.161cm" svg:y="2.51cm">
          <draw:text-box>
            <text:p text:style-name="P5"><text:span text:style-name="T3">conformsTo</text:span></text:p>
          </draw:text-box>
        </draw:frame>
        <draw:rect draw:style-name="gr5" draw:text-style-name="P4" draw:layer="layout" svg:width="2cm" svg:height="2cm" svg:x="5.99cm" svg:y="0.5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1" draw:layer="layout" svg:x1="6.99cm" svg:y1="4.01cm" svg:x2="6.99cm" svg:y2="2.51cm">
          <text:p/>
        </draw:line>
        <draw:frame draw:style-name="gr8" draw:text-style-name="P6" draw:layer="layout" svg:width="1.806cm" svg:height="0.645cm" svg:x="7.151cm" svg:y="2.51cm">
          <draw:text-box>
            <text:p text:style-name="P5"><text:span text:style-name="T3">realises</text:span></text:p>
          </draw:text-box>
        </draw:frame>
        <draw:rect draw:style-name="gr5" draw:text-style-name="P4" draw:layer="layout" svg:width="2cm" svg:height="2cm" svg:x="11.99cm" svg:y="0.5cm">
          <text:p text:style-name="P1"><text:span text:style-name="T1">CS2AS</text:span></text:p>
          <text:p text:style-name="P1"><text:span text:style-name="T1">Rules</text:span></text:p>
        </draw:rect>
        <draw:line draw:style-name="gr6" draw:text-style-name="P1" draw:layer="layout" svg:x1="12.99cm" svg:y1="4.01cm" svg:x2="12.99cm" svg:y2="2.51cm">
          <text:p/>
        </draw:line>
        <draw:frame draw:style-name="gr8" draw:text-style-name="P6" draw:layer="layout" svg:width="1.806cm" svg:height="0.645cm" svg:x="13.151cm" svg:y="2.51cm">
          <draw:text-box>
            <text:p text:style-name="P5"><text:span text:style-name="T3">realises</text:span></text:p>
          </draw:text-box>
        </draw:frame>
        <draw:rect draw:style-name="gr5" draw:text-style-name="P4" draw:layer="layout" svg:width="2cm" svg:height="2cm" svg:x="18cm" svg:y="0.5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1" draw:layer="layout" svg:x1="19.01cm" svg:y1="3.51cm" svg:x2="19cm" svg:y2="2.51cm">
          <text:p/>
        </draw:line>
        <draw:frame draw:style-name="gr8" draw:text-style-name="P6" draw:layer="layout" svg:width="1.806cm" svg:height="0.645cm" svg:x="19.161cm" svg:y="2.51cm">
          <draw:text-box>
            <text:p text:style-name="P5"><text:span text:style-name="T3">realises</text:span></text:p>
          </draw:text-box>
        </draw:frame>
        <draw:line draw:style-name="gr9" draw:text-style-name="P1" draw:layer="layout" svg:x1="17.01cm" svg:y1="5.01cm" svg:x2="21.01cm" svg:y2="5.01cm">
          <text:p/>
        </draw:line>
        <draw:line draw:style-name="gr3" draw:text-style-name="P1" draw:layer="layout" svg:x1="17.01cm" svg:y1="4.01cm" svg:x2="17.75cm" svg:y2="4.01cm">
          <text:p/>
        </draw:line>
        <draw:line draw:style-name="gr3" draw:text-style-name="P1" draw:layer="layout" svg:x1="20.26cm" svg:y1="4.01cm" svg:x2="21cm" svg:y2="4.01cm">
          <text:p/>
        </draw:line>
        <draw:custom-shape draw:style-name="gr10" draw:text-style-name="P2" draw:layer="layout" svg:width="2.5cm" svg:height="1cm" svg:x="14.76cm" svg:y="10.0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6.01cm" svg:y1="5.51cm" svg:x2="16.01cm" svg:y2="10.01cm">
          <text:p/>
        </draw:line>
        <draw:line draw:style-name="gr3" draw:text-style-name="P1" draw:layer="layout" svg:x1="17.26cm" svg:y1="10.51cm" svg:x2="21.01cm" svg:y2="10.51cm">
          <text:p/>
        </draw:line>
        <draw:frame draw:style-name="gr11" draw:text-style-name="P7" draw:layer="layout" svg:width="1.75cm" svg:height="0.962cm" svg:x="19.26cm" svg:y="5.298cm">
          <draw:text-box>
            <text:p text:style-name="P5">XMI</text:p>
          </draw:text-box>
        </draw:frame>
        <draw:rect draw:style-name="gr5" draw:text-style-name="P4" draw:layer="layout" svg:width="2cm" svg:height="2cm" svg:x="3.01cm" svg:y="0.51cm">
          <text:p text:style-name="P1"><text:span text:style-name="T1">Disambig-</text:span></text:p>
          <text:p text:style-name="P1"><text:span text:style-name="T1">uation</text:span></text:p>
          <text:p text:style-name="P1"><text:span text:style-name="T1">Rules</text:span></text:p>
        </draw:rect>
        <draw:rect draw:style-name="gr5" draw:text-style-name="P4" draw:layer="layout" svg:width="2cm" svg:height="2cm" svg:x="6.01cm" svg:y="6.51cm">
          <text:p text:style-name="P1"><text:span text:style-name="T1">Lookup</text:span></text:p>
          <text:p text:style-name="P1"><text:span text:style-name="T1">Rules</text:span></text:p>
        </draw:rect>
        <draw:rect draw:style-name="gr12" draw:text-style-name="P8" draw:layer="layout" svg:width="2cm" svg:height="2cm" svg:x="3.01cm" svg:y="6.51cm">
          <text:p text:style-name="P1"><text:span text:style-name="T2">Meta-</text:span><text:span text:style-name="T2"><text:line-break/></text:span><text:span text:style-name="T2">Models</text:span></text:p>
        </draw:rect>
        <draw:line draw:style-name="gr13" draw:text-style-name="P1" draw:layer="layout" svg:x1="7.01cm" svg:y1="6.51cm" svg:x2="7.01cm" svg:y2="5.01cm">
          <text:p/>
        </draw:line>
        <draw:line draw:style-name="gr13" draw:text-style-name="P1" draw:layer="layout" svg:x1="5.01cm" svg:y1="2.51cm" svg:x2="6.51cm" svg:y2="4.01cm">
          <text:p/>
        </draw:line>
        <draw:line draw:style-name="gr14" draw:text-style-name="P9" draw:layer="layout" svg:x1="5.01cm" svg:y1="7.51cm" svg:x2="6.01cm" svg:y2="7.51cm">
          <text:p/>
        </draw:line>
        <draw:line draw:style-name="gr9" draw:text-style-name="P1" draw:layer="layout" svg:x1="8.01cm" svg:y1="7.51cm" svg:x2="9.01cm" svg:y2="7.51cm">
          <text:p/>
        </draw:line>
        <draw:rect draw:style-name="gr1" draw:text-style-name="P2" draw:layer="layout" svg:width="2cm" svg:height="2cm" svg:x="9.01cm" svg:y="6.51cm">
          <text:p text:style-name="P1"><text:span text:style-name="T1">Environ-</text:span><text:span text:style-name="T1"><text:line-break/></text:span><text:span text:style-name="T1">ment</text:span></text:p>
        </draw:rect>
        <draw:line draw:style-name="gr14" draw:text-style-name="P9" draw:layer="layout" svg:x1="0.51cm" svg:y1="7.51cm" svg:x2="3.01cm" svg:y2="7.51cm">
          <text:p/>
        </draw:line>
        <draw:frame draw:style-name="gr15" draw:text-style-name="P11" draw:layer="layout" svg:width="2.25cm" svg:height="0.839cm" svg:x="0.51cm" svg:y="6.671cm">
          <draw:text-box>
            <text:p text:style-name="P10"><text:span text:style-name="T4">import</text:span></text:p>
          </draw:text-box>
        </draw:frame>
        <draw:frame draw:style-name="gr16" draw:text-style-name="P13" draw:layer="layout" svg:width="4.75cm" svg:height="1.427cm" svg:x="11.26cm" svg:y="8.01cm">
          <draw:text-box>
            <text:p text:style-name="P12"><text:span text:style-name="T5">query / constraint</text:span></text:p>
          </draw:text-box>
        </draw:frame>
        <draw:rect draw:style-name="gr17" draw:text-style-name="P14" draw:layer="layout" svg:width="2cm" svg:height="2cm" svg:x="3.01cm" svg:y="9.51cm">
          <text:p text:style-name="P1"><text:span text:style-name="T2">Models</text:span></text:p>
        </draw:rect>
        <draw:line draw:style-name="gr14" draw:text-style-name="P9" draw:layer="layout" svg:x1="0.51cm" svg:y1="10.51cm" svg:x2="3.01cm" svg:y2="10.51cm">
          <text:p/>
        </draw:line>
        <draw:frame draw:style-name="gr15" draw:text-style-name="P11" draw:layer="layout" svg:width="2.5cm" svg:height="0.839cm" svg:x="0.51cm" svg:y="9.671cm">
          <draw:text-box>
            <text:p text:style-name="P10"><text:span text:style-name="T4">import</text:span></text:p>
          </draw:text-box>
        </draw:frame>
        <draw:line draw:style-name="gr18" draw:text-style-name="P9" draw:layer="layout" svg:x1="4.01cm" svg:y1="9.51cm" svg:x2="4.01cm" svg:y2="8.51cm">
          <text:p/>
        </draw:line>
        <draw:line draw:style-name="gr6" draw:text-style-name="P1" draw:layer="layout" svg:x1="10cm" svg:y1="3.511cm" svg:x2="10cm" svg:y2="2.511cm">
          <text:p/>
        </draw:line>
        <draw:line draw:style-name="gr18" draw:text-style-name="P1" draw:layer="layout" svg:x1="10cm" svg:y1="3.511cm" svg:x2="10cm" svg:y2="2.511cm">
          <text:p/>
        </draw:line>
        <draw:frame draw:style-name="gr19" draw:text-style-name="P13" draw:layer="layout" svg:width="2.5cm" svg:height="0.839cm" svg:x="18.51cm" svg:y="9.671cm">
          <draw:text-box>
            <text:p text:style-name="P12"><text:span text:style-name="T5">result</text:span></text:p>
          </draw:text-box>
        </draw:frame>
        <draw:line draw:style-name="gr14" draw:text-style-name="P1" draw:layer="layout" svg:x1="5.01cm" svg:y1="10.51cm" svg:x2="14.76cm" svg:y2="10.51cm">
          <text:p/>
        </draw:line>
        <draw:line draw:style-name="gr3" draw:text-style-name="P1" draw:layer="layout" svg:x1="0.51cm" svg:y1="4.51cm" svg:x2="3.01cm" svg:y2="4.51cm">
          <text:p/>
        </draw:line>
        <draw:frame draw:style-name="gr19" draw:text-style-name="P15" draw:layer="layout" svg:width="2.5cm" svg:height="0.839cm" svg:x="0.51cm" svg:y="3.51cm">
          <draw:text-box>
            <text:p text:style-name="P10"><text:span text:style-name="T5">input</text:span></text:p>
          </draw:text-box>
        </draw:frame>
        <draw:line draw:style-name="gr3" draw:text-style-name="P1" draw:layer="layout" svg:x1="15.01cm" svg:y1="5.51cm" svg:x2="8.01cm" svg:y2="6.51cm">
          <text:p/>
        </draw:line>
        <draw:frame draw:style-name="gr19" draw:text-style-name="P13" draw:layer="layout" svg:width="1.25cm" svg:height="0.839cm" svg:x="19.76cm" svg:y="3.01cm">
          <draw:text-box>
            <text:p text:style-name="P12"><text:span text:style-name="T5">ok</text:span></text:p>
          </draw:text-box>
        </draw:frame>
        <draw:frame draw:style-name="gr8" draw:text-style-name="P6" draw:layer="layout" svg:width="2.458cm" svg:height="0.645cm" svg:x="4.552cm" svg:y="5.615cm">
          <draw:text-box>
            <text:p text:style-name="P5"><text:span text:style-name="T3">implements</text:span></text:p>
          </draw:text-box>
        </draw:frame>
        <draw:frame draw:style-name="gr8" draw:text-style-name="P6" draw:layer="layout" svg:width="2.458cm" svg:height="0.645cm" svg:x="2.802cm" svg:y="2.615cm">
          <draw:text-box>
            <text:p text:style-name="P5"><text:span text:style-name="T3">implements</text:span></text:p>
          </draw:text-box>
        </draw:frame>
      </draw:page>
      <draw:page draw:name="page2" draw:style-name="dp1" draw:master-page-name="Default">
        <draw:rect draw:style-name="gr5" draw:text-style-name="P4" draw:layer="layout" svg:width="8.5cm" svg:height="4cm" svg:x="8.76cm" svg:y="3.27cm">
          <text:p text:style-name="P1"><text:span text:style-name="T1"><text:s text:c="32"/></text:span><text:span text:style-name="T1">AS (Pivot MetaModel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2cm" svg:height="2cm" svg:x="2.27cm" svg:y="3.52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2cm">
          <text:p text:style-name="P1"><text:span text:style-name="T1">external</text:span></text:p>
          <text:p text:style-name="P1"><text:span text:style-name="T1">AS</text:span></text:p>
        </draw:rect>
        <draw:rect draw:style-name="gr1" draw:text-style-name="P2" draw:layer="layout" svg:width="2cm" svg:height="2cm" svg:x="15.01cm" svg:y="5.02cm">
          <text:p text:style-name="P1"><text:span text:style-name="T1">internal</text:span></text:p>
          <text:p text:style-name="P1"><text:span text:style-name="T1">AS</text:span></text:p>
        </draw:rect>
        <draw:custom-shape draw:style-name="gr10" draw:text-style-name="P2" draw:layer="layout" svg:width="2.5cm" svg:height="1cm" svg:x="5.01cm" svg:y="4.03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1.76cm" svg:y="4.77cm">
          <text:p text:style-name="P1"><text:span text:style-name="T1">deri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7.75cm" svg:y="5.52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4.27cm" svg:y1="4.52cm" svg:x2="5.01cm" svg:y2="4.52cm">
          <text:p/>
        </draw:line>
        <draw:line draw:style-name="gr3" draw:text-style-name="P1" draw:layer="layout" svg:x1="7.51cm" svg:y1="4.51cm" svg:x2="8.99cm" svg:y2="4.52cm">
          <text:p/>
        </draw:line>
        <draw:line draw:style-name="gr3" draw:text-style-name="P1" draw:layer="layout" svg:x1="11.01cm" svg:y1="5.02cm" svg:x2="11.76cm" svg:y2="5.27cm">
          <text:p/>
        </draw:line>
        <draw:line draw:style-name="gr3" draw:text-style-name="P1" draw:layer="layout" svg:x1="14.26cm" svg:y1="5.27cm" svg:x2="15.01cm" svg:y2="5.52cm">
          <text:p/>
        </draw:line>
        <draw:line draw:style-name="gr3" draw:text-style-name="P1" draw:layer="layout" svg:x1="17.01cm" svg:y1="6.02cm" svg:x2="17.75cm" svg:y2="6.02cm">
          <text:p/>
        </draw:line>
        <draw:line draw:style-name="gr3" draw:text-style-name="P1" draw:layer="layout" svg:x1="20.26cm" svg:y1="6.02cm" svg:x2="21cm" svg:y2="6.02cm">
          <text:p/>
        </draw:line>
        <draw:rect draw:style-name="gr20" draw:text-style-name="P3" draw:layer="layout" svg:width="2cm" svg:height="2cm" svg:x="8.26cm" svg:y="0.51cm">
          <text:p text:style-name="P1"><text:span text:style-name="T2">Pivot</text:span></text:p>
          <text:p text:style-name="P1"><text:span text:style-name="T2">AS</text:span></text:p>
          <text:p text:style-name="P1"><text:span text:style-name="T2">MetaMeta</text:span></text:p>
          <text:p text:style-name="P1"><text:span text:style-name="T2">Model</text:span></text:p>
        </draw:rect>
        <draw:frame draw:style-name="gr7" draw:text-style-name="P16" draw:layer="layout" svg:width="2.513cm" svg:height="0.645cm" svg:x="3.26cm" svg:y="10.115cm">
          <draw:text-box>
            <text:p text:style-name="P5"><text:span text:style-name="T6">conformsTo</text:span></text:p>
          </draw:text-box>
        </draw:frame>
        <draw:line draw:style-name="gr6" draw:text-style-name="P1" draw:layer="layout" svg:x1="10.01cm" svg:y1="3.26cm" svg:x2="10.01cm" svg:y2="2.51cm">
          <text:p/>
        </draw:line>
        <draw:frame draw:style-name="gr7" draw:text-style-name="P6" draw:layer="layout" svg:width="2.513cm" svg:height="0.645cm" svg:x="10.171cm" svg:y="2.615cm">
          <draw:text-box>
            <text:p text:style-name="P5"><text:span text:style-name="T3">conformsTo</text:span></text:p>
          </draw:text-box>
        </draw:frame>
        <draw:rect draw:style-name="gr5" draw:text-style-name="P4" draw:layer="layout" svg:width="2cm" svg:height="2cm" svg:x="5.223cm" svg:y="0.51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1" draw:layer="layout" svg:x1="6.26cm" svg:y1="4.01cm" svg:x2="6.26cm" svg:y2="2.51cm">
          <text:p/>
        </draw:line>
        <draw:frame draw:style-name="gr8" draw:text-style-name="P6" draw:layer="layout" svg:width="1.806cm" svg:height="0.645cm" svg:x="4.51cm" svg:y="2.615cm">
          <draw:text-box>
            <text:p text:style-name="P5"><text:span text:style-name="T3">realises</text:span></text:p>
          </draw:text-box>
        </draw:frame>
        <draw:line draw:style-name="gr6" draw:text-style-name="P1" draw:layer="layout" svg:x1="13.51cm" svg:y1="5.76cm" svg:x2="14.51cm" svg:y2="8.01cm">
          <text:p/>
        </draw:line>
        <draw:frame draw:style-name="gr8" draw:text-style-name="P6" draw:layer="layout" svg:width="1.806cm" svg:height="0.645cm" svg:x="12.797cm" svg:y="7.26cm">
          <draw:text-box>
            <text:p text:style-name="P5"><text:span text:style-name="T3">realises</text:span></text:p>
          </draw:text-box>
        </draw:frame>
        <draw:rect draw:style-name="gr5" draw:text-style-name="P4" draw:layer="layout" svg:width="2cm" svg:height="2cm" svg:x="18cm" svg:y="0.51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1" draw:layer="layout" svg:x1="19.01cm" svg:y1="5.52cm" svg:x2="19cm" svg:y2="2.52cm">
          <text:p/>
        </draw:line>
        <draw:frame draw:style-name="gr8" draw:text-style-name="P6" draw:layer="layout" svg:width="1.806cm" svg:height="0.645cm" svg:x="17.297cm" svg:y="2.615cm">
          <draw:text-box>
            <text:p text:style-name="P5"><text:span text:style-name="T3">realises</text:span></text:p>
          </draw:text-box>
        </draw:frame>
        <draw:line draw:style-name="gr9" draw:text-style-name="P1" draw:layer="layout" svg:x1="11.01cm" svg:y1="4.02cm" svg:x2="21.01cm" svg:y2="4.02cm">
          <text:p/>
        </draw:line>
        <draw:line draw:style-name="gr3" draw:text-style-name="P1" draw:layer="layout" svg:x1="17.01cm" svg:y1="6.02cm" svg:x2="17.75cm" svg:y2="6.02cm">
          <text:p/>
        </draw:line>
        <draw:line draw:style-name="gr3" draw:text-style-name="P1" draw:layer="layout" svg:x1="20.26cm" svg:y1="6.02cm" svg:x2="21cm" svg:y2="6.02cm">
          <text:p/>
        </draw:line>
        <draw:custom-shape draw:style-name="gr10" draw:text-style-name="P2" draw:layer="layout" svg:width="2.5cm" svg:height="1cm" svg:x="15.01cm" svg:y="11.5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6.26cm" svg:y1="7.01cm" svg:x2="16.26cm" svg:y2="11.51cm">
          <text:p/>
        </draw:line>
        <draw:line draw:style-name="gr3" draw:text-style-name="P1" draw:layer="layout" svg:x1="17.51cm" svg:y1="12.01cm" svg:x2="21.01cm" svg:y2="12.02cm">
          <text:p/>
        </draw:line>
        <draw:frame draw:style-name="gr11" draw:text-style-name="P7" draw:layer="layout" svg:width="1.75cm" svg:height="0.962cm" svg:x="19.01cm" svg:y="3.058cm">
          <draw:text-box>
            <text:p text:style-name="P5">XMI</text:p>
          </draw:text-box>
        </draw:frame>
        <draw:rect draw:style-name="gr5" draw:text-style-name="P4" draw:layer="layout" svg:width="2cm" svg:height="2cm" svg:x="13.76cm" svg:y="8.01cm">
          <text:p text:style-name="P1"><text:span text:style-name="T1">Derivation</text:span></text:p>
          <text:p text:style-name="P1"><text:span text:style-name="T1">Rules</text:span></text:p>
        </draw:rect>
        <draw:rect draw:style-name="gr21" draw:text-style-name="P17" draw:layer="layout" svg:width="2cm" svg:height="2cm" svg:x="8.26cm" svg:y="8.01cm">
          <text:p text:style-name="P1"><text:span text:style-name="T2">Pivot</text:span></text:p>
          <text:p text:style-name="P1"><text:span text:style-name="T2">Meta-</text:span><text:span text:style-name="T2"><text:line-break/></text:span><text:span text:style-name="T2">Models</text:span></text:p>
        </draw:rect>
        <draw:line draw:style-name="gr22" draw:text-style-name="P18" draw:layer="layout" svg:x1="10.26cm" svg:y1="9.01cm" svg:x2="11.01cm" svg:y2="9.01cm">
          <text:p/>
        </draw:line>
        <draw:line draw:style-name="gr22" draw:text-style-name="P18" draw:layer="layout" svg:x1="0.51cm" svg:y1="9.02cm" svg:x2="2.26cm" svg:y2="9.01cm">
          <text:p/>
        </draw:line>
        <draw:frame draw:style-name="gr23" draw:text-style-name="P19" draw:layer="layout" svg:width="2.25cm" svg:height="1.427cm" svg:x="0.26cm" svg:y="8.171cm">
          <draw:text-box>
            <text:p text:style-name="P10"><text:span text:style-name="T7">import</text:span></text:p>
          </draw:text-box>
        </draw:frame>
        <draw:frame draw:style-name="gr24" draw:text-style-name="P20" draw:layer="layout" svg:width="3.25cm" svg:height="2.603cm" svg:x="16.26cm" svg:y="9.157cm">
          <draw:text-box>
            <text:p text:style-name="P1"><text:span text:style-name="T5">query </text:span></text:p>
            <text:p text:style-name="P1"><text:span text:style-name="T5">/</text:span></text:p>
            <text:p text:style-name="P1"><text:span text:style-name="T5">constraint</text:span></text:p>
          </draw:text-box>
        </draw:frame>
        <draw:rect draw:style-name="gr25" draw:text-style-name="P21" draw:layer="layout" svg:width="2cm" svg:height="2cm" svg:x="2.26cm" svg:y="11.01cm">
          <text:p text:style-name="P1"><text:span text:style-name="T2">User</text:span></text:p>
          <text:p text:style-name="P1"><text:span text:style-name="T2">Models</text:span></text:p>
        </draw:rect>
        <draw:line draw:style-name="gr22" draw:text-style-name="P18" draw:layer="layout" svg:x1="0.51cm" svg:y1="12.02cm" svg:x2="2.26cm" svg:y2="12.01cm">
          <text:p/>
        </draw:line>
        <draw:frame draw:style-name="gr19" draw:text-style-name="P19" draw:layer="layout" svg:width="2.5cm" svg:height="0.839cm" svg:x="0.26cm" svg:y="11.171cm">
          <draw:text-box>
            <text:p text:style-name="P10"><text:span text:style-name="T7">import</text:span></text:p>
          </draw:text-box>
        </draw:frame>
        <draw:line draw:style-name="gr26" draw:text-style-name="P18" draw:layer="layout" svg:x1="3.26cm" svg:y1="11.01cm" svg:x2="3.26cm" svg:y2="10.01cm">
          <text:p/>
        </draw:line>
        <draw:frame draw:style-name="gr19" draw:text-style-name="P13" draw:layer="layout" svg:width="2.5cm" svg:height="0.839cm" svg:x="18.51cm" svg:y="11.171cm">
          <draw:text-box>
            <text:p text:style-name="P12"><text:span text:style-name="T5">result</text:span></text:p>
          </draw:text-box>
        </draw:frame>
        <draw:line draw:style-name="gr22" draw:text-style-name="P1" draw:layer="layout" svg:x1="13.01cm" svg:y1="12.01cm" svg:x2="15.01cm" svg:y2="12.01cm">
          <text:p/>
        </draw:line>
        <draw:line draw:style-name="gr3" draw:text-style-name="P1" draw:layer="layout" svg:x1="0.548cm" svg:y1="4.597cm" svg:x2="2.298cm" svg:y2="4.587cm">
          <text:p/>
        </draw:line>
        <draw:frame draw:style-name="gr19" draw:text-style-name="P15" draw:layer="layout" svg:width="2.5cm" svg:height="0.839cm" svg:x="0.26cm" svg:y="3.76cm">
          <draw:text-box>
            <text:p text:style-name="P10"><text:span text:style-name="T5">input</text:span></text:p>
          </draw:text-box>
        </draw:frame>
        <draw:frame draw:style-name="gr19" draw:text-style-name="P13" draw:layer="layout" svg:width="1.25cm" svg:height="0.839cm" svg:x="19.76cm" svg:y="5.181cm">
          <draw:text-box>
            <text:p text:style-name="P12"><text:span text:style-name="T5">ok</text:span></text:p>
          </draw:text-box>
        </draw:frame>
        <draw:rect draw:style-name="gr1" draw:text-style-name="P2" draw:layer="layout" svg:width="2cm" svg:height="2cm" svg:x="11.01cm" svg:y="8.01cm">
          <text:p text:style-name="P1"><text:span text:style-name="T1">Meta-</text:span></text:p>
          <text:p text:style-name="P1"><text:span text:style-name="T1">Model</text:span></text:p>
          <text:p text:style-name="P1"><text:span text:style-name="T1">Manager</text:span></text:p>
        </draw:rect>
        <draw:line draw:style-name="gr22" draw:text-style-name="P18" draw:layer="layout" svg:x1="13.01cm" svg:y1="9.01cm" svg:x2="13.76cm" svg:y2="9.01cm">
          <text:p/>
        </draw:line>
        <draw:rect draw:style-name="gr1" draw:text-style-name="P2" draw:layer="layout" svg:width="2cm" svg:height="2cm" svg:x="11.01cm" svg:y="11.01cm">
          <text:p text:style-name="P1"><text:span text:style-name="T1">Model</text:span></text:p>
          <text:p text:style-name="P1"><text:span text:style-name="T1">Manager</text:span></text:p>
        </draw:rect>
        <draw:line draw:style-name="gr22" draw:text-style-name="P1" draw:layer="layout" svg:x1="4.26cm" svg:y1="12.01cm" svg:x2="11.01cm" svg:y2="12.01cm">
          <text:p/>
        </draw:line>
        <draw:line draw:style-name="gr6" draw:text-style-name="P1" draw:layer="layout" svg:x1="8.51cm" svg:y1="8.01cm" svg:x2="8.51cm" svg:y2="2.51cm">
          <text:p/>
        </draw:line>
        <draw:rect draw:style-name="gr21" draw:text-style-name="P17" draw:layer="layout" svg:width="2cm" svg:height="2cm" svg:x="2.26cm" svg:y="8.01cm">
          <text:p text:style-name="P1"><text:span text:style-name="T2">User</text:span></text:p>
          <text:p text:style-name="P1"><text:span text:style-name="T2">Meta-</text:span><text:span text:style-name="T2"><text:line-break/></text:span><text:span text:style-name="T2">Models</text:span></text:p>
        </draw:rect>
        <draw:custom-shape draw:style-name="gr10" draw:text-style-name="P2" draw:layer="layout" svg:width="2.5cm" svg:height="1cm" svg:x="5.01cm" svg:y="8.51cm">
          <text:p text:style-name="P1"><text:span text:style-name="T1">Load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4.26cm" svg:y1="9.01cm" svg:x2="5cm" svg:y2="9.01cm">
          <text:p/>
        </draw:line>
        <draw:line draw:style-name="gr3" draw:text-style-name="P1" draw:layer="layout" svg:x1="7.51cm" svg:y1="9.01cm" svg:x2="8.25cm" svg:y2="9.01cm">
          <text:p/>
        </draw:line>
        <draw:frame draw:style-name="gr7" draw:text-style-name="P6" draw:layer="layout" svg:width="2.513cm" svg:height="0.645cm" svg:x="6.421cm" svg:y="2.615cm">
          <draw:text-box>
            <text:p text:style-name="P5"><text:span text:style-name="T3">conformsTo</text:span></text:p>
          </draw:text-box>
        </draw:frame>
      </draw:page>
      <draw:page draw:name="page3" draw:style-name="dp1" draw:master-page-name="Default">
        <draw:custom-shape draw:style-name="gr27" draw:text-style-name="P22" draw:layer="layout" svg:width="4cm" svg:height="2cm" svg:x="0.51cm" svg:y="4.51cm">
          <text:p text:style-name="P1"><text:span text:style-name="T1">var</text:span></text:p>
          <text:p text:style-name="P1"><text:span text:style-name="T1"/></text:p>
          <text:p text:style-name="P1"><text:span text:style-name="T8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9.01cm" svg:y="4.51cm">
          <text:p text:style-name="P1"><text:span text:style-name="T1">String</text:span></text:p>
          <text:p text:style-name="P1"><text:span text:style-name="T1"/></text:p>
          <text:p text:style-name="P1"><text:span text:style-name="T8">PrimitiveType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4.51cm" svg:y1="5.51cm" svg:x2="9.01cm" svg:y2="5.51cm">
          <text:p/>
        </draw:line>
        <draw:frame draw:style-name="gr29" draw:text-style-name="P24" draw:layer="layout" svg:width="1.75cm" svg:height="0.75cm" svg:x="7.26cm" svg:y="4.76cm">
          <draw:text-box>
            <text:p text:style-name="P12"><text:span text:style-name="T1">type</text:span></text:p>
          </draw:text-box>
        </draw:frame>
        <draw:custom-shape draw:style-name="gr27" draw:text-style-name="P22" draw:layer="layout" svg:width="4cm" svg:height="2cm" svg:x="9.01cm" svg:y="0.51cm">
          <text:p text:style-name="P1"><text:span text:style-name="T1">?</text:span></text:p>
          <text:p text:style-name="P1"><text:span text:style-name="T1"/></text:p>
          <text:p text:style-name="P1"><text:span text:style-name="T8">?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1.01cm" svg:y1="2.51cm" svg:x2="11.01cm" svg:y2="4.51cm">
          <text:p/>
        </draw:line>
        <draw:frame draw:style-name="gr31" draw:text-style-name="P25" draw:layer="layout" svg:width="10.75cm" svg:height="1.369cm" svg:x="0.51cm" svg:y="0.891cm">
          <draw:text-box>
            <text:p text:style-name="P5"><text:span text:style-name="T9">var : String</text:span></text:p>
          </draw:text-box>
        </draw:frame>
      </draw:page>
      <draw:page draw:name="page4" draw:style-name="dp1" draw:master-page-name="Default">
        <draw:custom-shape draw:style-name="gr27" draw:text-style-name="P22" draw:layer="layout" svg:width="4cm" svg:height="2cm" svg:x="0.51cm" svg:y="8.51cm">
          <text:p text:style-name="P1"><text:span text:style-name="T1">var</text:span></text:p>
          <text:p text:style-name="P1"><text:span text:style-name="T1"/></text:p>
          <text:p text:style-name="P1"><text:span text:style-name="T8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17cm" svg:y="4.51cm">
          <text:p text:style-name="P1"><text:span text:style-name="T1">String</text:span></text:p>
          <text:p text:style-name="P1"><text:span text:style-name="T1"/></text:p>
          <text:p text:style-name="P1"><text:span text:style-name="T8">PrimitiveType</text:span>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4.51cm" svg:y1="9.51cm" svg:x2="8.76cm" svg:y2="9.51cm">
          <text:p/>
        </draw:line>
        <draw:frame draw:style-name="gr33" draw:text-style-name="P24" draw:layer="layout" svg:width="4cm" svg:height="1.199cm" svg:x="4.76cm" svg:y="8.76cm">
          <draw:text-box>
            <text:p text:style-name="P12"><text:span text:style-name="T1">ownedTypeDesc</text:span></text:p>
          </draw:text-box>
        </draw:frame>
        <draw:custom-shape draw:style-name="gr27" draw:text-style-name="P22" draw:layer="layout" svg:width="4cm" svg:height="2cm" svg:x="12.76cm" svg:y="0.51cm">
          <text:p text:style-name="P1"><text:span text:style-name="T1">mmm</text:span></text:p>
          <text:p text:style-name="P1"><text:span text:style-name="T1"/></text:p>
          <text:p text:style-name="P1"><text:span text:style-name="T8">MetamodelManager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6.01cm" svg:y1="2.51cm" svg:x2="19.01cm" svg:y2="4.51cm">
          <text:p/>
        </draw:line>
        <draw:custom-shape draw:style-name="gr27" draw:text-style-name="P22" draw:layer="layout" svg:width="4cm" svg:height="2cm" svg:x="8.76cm" svg:y="8.51cm">
          <text:p text:style-name="P1"><text:span text:style-name="T1">Set</text:span></text:p>
          <text:p text:style-name="P1"><text:span text:style-name="T1"/></text:p>
          <text:p text:style-name="P1"><text:span text:style-name="T8">TemplatedTypeDesc</text:span>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12.76cm" svg:y1="9.51cm" svg:x2="17.01cm" svg:y2="9.51cm">
          <text:p/>
        </draw:line>
        <draw:frame draw:style-name="gr33" draw:text-style-name="P24" draw:layer="layout" svg:width="4.5cm" svg:height="1.199cm" svg:x="12.51cm" svg:y="8.76cm">
          <draw:text-box>
            <text:p text:style-name="P12"><text:span text:style-name="T1">ownedTypeDescs</text:span></text:p>
          </draw:text-box>
        </draw:frame>
        <draw:custom-shape draw:style-name="gr27" draw:text-style-name="P22" draw:layer="layout" svg:width="4cm" svg:height="2cm" svg:x="17.01cm" svg:y="8.51cm">
          <text:p text:style-name="P1"><text:span text:style-name="T1">String</text:span></text:p>
          <text:p text:style-name="P1"><text:span text:style-name="T1"/></text:p>
          <text:p text:style-name="P1"><text:span text:style-name="T8">SimpleTypeDesc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19cm" svg:y1="8.51cm" svg:x2="19cm" svg:y2="6.51cm">
          <text:p/>
        </draw:line>
        <draw:frame draw:style-name="gr29" draw:text-style-name="P24" draw:layer="layout" svg:width="3.75cm" svg:height="0.75cm" svg:x="15.26cm" svg:y="6.51cm">
          <draw:text-box>
            <text:p text:style-name="P12"><text:span text:style-name="T1">/resolvedType</text:span></text:p>
          </draw:text-box>
        </draw:frame>
        <draw:custom-shape draw:style-name="gr27" draw:text-style-name="P22" draw:layer="layout" svg:width="4cm" svg:height="2cm" svg:x="8.76cm" svg:y="4.51cm">
          <text:p text:style-name="P1"><text:span text:style-name="T1">SetOfString</text:span></text:p>
          <text:p text:style-name="P1"><text:span text:style-name="T1"/></text:p>
          <text:p text:style-name="P1"><text:span text:style-name="T8">SetType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3.51cm" svg:y1="2.51cm" svg:x2="10.77cm" svg:y2="4.51cm">
          <text:p/>
        </draw:line>
        <draw:line draw:style-name="gr28" draw:text-style-name="P23" draw:layer="layout" svg:x1="10.76cm" svg:y1="8.51cm" svg:x2="10.76cm" svg:y2="6.51cm">
          <text:p/>
        </draw:line>
        <draw:frame draw:style-name="gr29" draw:text-style-name="P24" draw:layer="layout" svg:width="3.75cm" svg:height="0.75cm" svg:x="7.02cm" svg:y="6.51cm">
          <draw:text-box>
            <text:p text:style-name="P12"><text:span text:style-name="T1">/resolvedType</text:span></text:p>
          </draw:text-box>
        </draw:frame>
        <draw:frame draw:style-name="gr31" draw:text-style-name="P25" draw:layer="layout" svg:width="10.75cm" svg:height="1.369cm" svg:x="1.01cm" svg:y="1.405cm">
          <draw:text-box>
            <text:p text:style-name="P5"><text:span text:style-name="T9">var : Set(String)</text:span></text:p>
          </draw:text-box>
        </draw:frame>
        <draw:line draw:style-name="gr28" draw:text-style-name="P23" draw:layer="layout" svg:x1="2.51cm" svg:y1="8.51cm" svg:x2="8.76cm" svg:y2="5.51cm">
          <text:p/>
        </draw:line>
        <draw:frame draw:style-name="gr29" draw:text-style-name="P24" draw:layer="layout" svg:width="3.75cm" svg:height="0.75cm" svg:x="4.26cm" svg:y="5.26cm">
          <draw:text-box>
            <text:p text:style-name="P12"><text:span text:style-name="T1">/type</text:span></text:p>
          </draw:text-box>
        </draw:frame>
        <draw:line draw:style-name="gr34" draw:text-style-name="P23" draw:layer="layout" svg:x1="12.76cm" svg:y1="5.51cm" svg:x2="17.01cm" svg:y2="5.51cm">
          <text:p/>
        </draw:line>
        <draw:frame draw:style-name="gr33" draw:text-style-name="P24" draw:layer="layout" svg:width="4.5cm" svg:height="1.199cm" svg:x="12.648cm" svg:y="4.76cm">
          <draw:text-box>
            <text:p text:style-name="P12"><text:span text:style-name="T1">elementType</text:span></text:p>
          </draw:text-box>
        </draw:frame>
      </draw:page>
      <draw:page draw:name="page5" draw:style-name="dp1" draw:master-page-name="Default">
        <draw:custom-shape draw:style-name="gr27" draw:text-style-name="P22" draw:layer="layout" svg:width="4cm" svg:height="2cm" svg:x="0.51cm" svg:y="4.01cm">
          <text:p text:style-name="P1"><text:span text:style-name="T1">self</text:span></text:p>
          <text:p text:style-name="P1"><text:span text:style-name="T1"/></text:p>
          <text:p text:style-name="P1"><text:span text:style-name="T8">Person</text:span></text:p>
          <draw:enhanced-geometry svg:viewBox="0 0 21600 21600" draw:type="rectangle" draw:enhanced-path="M 0 0 L 21600 0 21600 21600 0 21600 0 0 Z N"/>
        </draw:custom-shape>
        <draw:line draw:style-name="gr34" draw:text-style-name="P23" draw:layer="layout" svg:x1="4.51cm" svg:y1="5.01cm" svg:x2="6.01cm" svg:y2="5.01cm">
          <text:p/>
        </draw:line>
        <draw:frame draw:style-name="gr33" draw:text-style-name="P24" draw:layer="layout" svg:width="2.25cm" svg:height="1.199cm" svg:x="4.01cm" svg:y="4.26cm">
          <draw:text-box>
            <text:p text:style-name="P12"><text:span text:style-name="T1">children</text:span></text:p>
          </draw:text-box>
        </draw:frame>
        <draw:custom-shape draw:style-name="gr35" draw:text-style-name="P27" draw:layer="layout" svg:width="4cm" svg:height="2cm" svg:x="6.01cm" svg:y="0.51cm">
          <text:p text:style-name="P26"><text:span text:style-name="T1">q</text:span></text:p>
          <text:p text:style-name="P26"><text:span text:style-name="T1"/></text:p>
          <text:p text:style-name="P26"><text:span text:style-name="T8">Q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6.01cm" svg:y="4.01cm">
          <text:p text:style-name="P1"><text:span text:style-name="T1">kids</text:span></text:p>
          <text:p text:style-name="P1"><text:span text:style-name="T1"/></text:p>
          <text:p text:style-name="P1"><text:span text:style-name="T8">Sequence(Person)</text:span></text:p>
          <draw:enhanced-geometry svg:viewBox="0 0 21600 21600" draw:type="rectangle" draw:enhanced-path="M 0 0 L 21600 0 21600 21600 0 21600 0 0 Z N"/>
        </draw:custom-shape>
        <draw:line draw:style-name="gr34" draw:text-style-name="P23" draw:layer="layout" svg:x1="10.01cm" svg:y1="5.01cm" svg:x2="11.51cm" svg:y2="5.01cm">
          <text:p/>
        </draw:line>
        <draw:frame draw:style-name="gr33" draw:text-style-name="P24" draw:layer="layout" svg:width="2.5cm" svg:height="1.199cm" svg:x="9.26cm" svg:y="4.26cm">
          <draw:text-box>
            <text:p text:style-name="P12"><text:span text:style-name="T1">first()</text:span></text:p>
          </draw:text-box>
        </draw:frame>
        <draw:custom-shape draw:style-name="gr27" draw:text-style-name="P22" draw:layer="layout" svg:width="4cm" svg:height="2cm" svg:x="11.51cm" svg:y="4.01cm">
          <text:p text:style-name="P1"><text:span text:style-name="T1">oldest</text:span></text:p>
          <text:p text:style-name="P1"><text:span text:style-name="T1"/></text:p>
          <text:p text:style-name="P1"><text:span text:style-name="T8">Person</text:span></text:p>
          <draw:enhanced-geometry svg:viewBox="0 0 21600 21600" draw:type="rectangle" draw:enhanced-path="M 0 0 L 21600 0 21600 21600 0 21600 0 0 Z N"/>
        </draw:custom-shape>
        <draw:line draw:style-name="gr36" draw:text-style-name="P28" draw:layer="layout" svg:x1="13.51cm" svg:y1="4.01cm" svg:x2="13.51cm" svg:y2="2.51cm">
          <text:p/>
        </draw:line>
        <draw:custom-shape draw:style-name="gr35" draw:text-style-name="P27" draw:layer="layout" svg:width="4cm" svg:height="2cm" svg:x="0.51cm" svg:y="0.51cm">
          <text:p text:style-name="P26"><text:span text:style-name="T1">p</text:span></text:p>
          <text:p text:style-name="P26"><text:span text:style-name="T1"/></text:p>
          <text:p text:style-name="P26"><text:span text:style-name="T8">P</text:span></text:p>
          <draw:enhanced-geometry svg:viewBox="0 0 21600 21600" draw:type="rectangle" draw:enhanced-path="M 0 0 L 21600 0 21600 21600 0 21600 0 0 Z N"/>
        </draw:custom-shape>
        <draw:line draw:style-name="gr37" draw:text-style-name="P28" draw:layer="layout" svg:x1="2.51cm" svg:y1="4.01cm" svg:x2="2.51cm" svg:y2="2.51cm">
          <text:p/>
        </draw:line>
        <draw:custom-shape draw:style-name="gr27" draw:text-style-name="P22" draw:layer="layout" svg:width="4cm" svg:height="2cm" svg:x="17.01cm" svg:y="4.01cm">
          <text:p text:style-name="P1"><text:span text:style-name="T1">15</text:span></text:p>
          <text:p text:style-name="P1"><text:span text:style-name="T1"/></text:p>
          <text:p text:style-name="P1"><text:span text:style-name="T8">Integer</text:span></text:p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1.25cm" svg:height="1.199cm" svg:x="16.01cm" svg:y="4.26cm">
          <draw:text-box>
            <text:p text:style-name="P12"><text:span text:style-name="T1">age</text:span></text:p>
          </draw:text-box>
        </draw:frame>
        <draw:line draw:style-name="gr34" draw:text-style-name="P23" draw:layer="layout" svg:x1="15.51cm" svg:y1="5.01cm" svg:x2="17.01cm" svg:y2="5.01cm">
          <text:p/>
        </draw:line>
        <draw:custom-shape draw:style-name="gr35" draw:text-style-name="P27" draw:layer="layout" svg:width="4cm" svg:height="2cm" svg:x="11.51cm" svg:y="0.51cm">
          <text:p text:style-name="P26"><text:span text:style-name="T1">r</text:span></text:p>
          <text:p text:style-name="P26"><text:span text:style-name="T1"/></text:p>
          <text:p text:style-name="P26"><text:span text:style-name="T8">R</text:span></text:p>
          <draw:enhanced-geometry svg:viewBox="0 0 21600 21600" draw:type="rectangle" draw:enhanced-path="M 0 0 L 21600 0 21600 21600 0 21600 0 0 Z N"/>
        </draw:custom-shape>
        <draw:line draw:style-name="gr37" draw:text-style-name="P28" draw:layer="layout" svg:x1="12.26cm" svg:y1="4.01cm" svg:x2="8.01cm" svg:y2="2.51cm">
          <text:p/>
        </draw:line>
        <draw:custom-shape draw:style-name="gr35" draw:text-style-name="P30" draw:layer="layout" svg:width="4cm" svg:height="2cm" svg:x="6.01cm" svg:y="7.51cm">
          <text:p text:style-name="P29"><text:span text:style-name="T1">y</text:span></text:p>
          <text:p text:style-name="P29"><text:span text:style-name="T1"/></text:p>
          <text:p text:style-name="P29"><text:span text:style-name="T8">Y</text:span></text:p>
          <draw:enhanced-geometry svg:viewBox="0 0 21600 21600" draw:type="rectangle" draw:enhanced-path="M 0 0 L 21600 0 21600 21600 0 21600 0 0 Z N"/>
        </draw:custom-shape>
        <draw:line draw:style-name="gr36" draw:text-style-name="P31" draw:layer="layout" svg:x1="13.51cm" svg:y1="7.51cm" svg:x2="13.51cm" svg:y2="6.01cm">
          <text:p/>
        </draw:line>
        <draw:custom-shape draw:style-name="gr35" draw:text-style-name="P30" draw:layer="layout" svg:width="4cm" svg:height="2cm" svg:x="0.51cm" svg:y="7.51cm">
          <text:p text:style-name="P29"><text:span text:style-name="T1">x</text:span></text:p>
          <text:p text:style-name="P29"><text:span text:style-name="T1"/></text:p>
          <text:p text:style-name="P29"><text:span text:style-name="T8">X</text:span></text:p>
          <draw:enhanced-geometry svg:viewBox="0 0 21600 21600" draw:type="rectangle" draw:enhanced-path="M 0 0 L 21600 0 21600 21600 0 21600 0 0 Z N"/>
        </draw:custom-shape>
        <draw:line draw:style-name="gr37" draw:text-style-name="P31" draw:layer="layout" svg:x1="2.51cm" svg:y1="7.51cm" svg:x2="2.51cm" svg:y2="6.01cm">
          <text:p/>
        </draw:line>
        <draw:custom-shape draw:style-name="gr35" draw:text-style-name="P30" draw:layer="layout" svg:width="4cm" svg:height="2cm" svg:x="11.51cm" svg:y="7.51cm">
          <text:p text:style-name="P29"><text:span text:style-name="T1">z</text:span></text:p>
          <text:p text:style-name="P29"><text:span text:style-name="T1"/></text:p>
          <text:p text:style-name="P29"><text:span text:style-name="T8">Z</text:span></text:p>
          <draw:enhanced-geometry svg:viewBox="0 0 21600 21600" draw:type="rectangle" draw:enhanced-path="M 0 0 L 21600 0 21600 21600 0 21600 0 0 Z N"/>
        </draw:custom-shape>
        <draw:line draw:style-name="gr37" draw:text-style-name="P31" draw:layer="layout" svg:x1="8.01cm" svg:y1="7.51cm" svg:x2="3.76cm" svg:y2="6.01cm">
          <text:p/>
        </draw:line>
        <draw:line draw:style-name="gr36" draw:text-style-name="P28" draw:layer="layout" svg:x1="14.76cm" svg:y1="4.01cm" svg:x2="18.01cm" svg:y2="2.51cm">
          <text:p/>
        </draw:line>
        <draw:custom-shape draw:style-name="gr35" draw:text-style-name="P27" draw:layer="layout" svg:width="4cm" svg:height="2cm" svg:x="17.01cm" svg:y="0.51cm">
          <text:p text:style-name="P26"><text:span text:style-name="T1">s</text:span></text:p>
          <text:p text:style-name="P26"><text:span text:style-name="T1"/></text:p>
          <text:p text:style-name="P26"><text:span text:style-name="T8">S</text:span></text:p>
          <draw:enhanced-geometry svg:viewBox="0 0 21600 21600" draw:type="rectangle" draw:enhanced-path="M 0 0 L 21600 0 21600 21600 0 21600 0 0 Z N"/>
        </draw:custom-shape>
        <draw:line draw:style-name="gr38" draw:text-style-name="P28" draw:layer="layout" svg:x1="15.51cm" svg:y1="1.51cm" svg:x2="17.01cm" svg:y2="1.51cm">
          <text:p/>
        </draw:line>
        <draw:line draw:style-name="gr38" draw:text-style-name="P28" draw:layer="layout" svg:x1="10.01cm" svg:y1="1.51cm" svg:x2="11.51cm" svg:y2="1.51cm">
          <text:p/>
        </draw:line>
        <draw:line draw:style-name="gr38" draw:text-style-name="P28" draw:layer="layout" svg:x1="4.51cm" svg:y1="1.51cm" svg:x2="6.01cm" svg:y2="1.51cm">
          <text:p/>
        </draw:line>
        <draw:frame draw:style-name="gr39" draw:text-style-name="P25" draw:layer="layout" svg:width="17cm" svg:height="1.369cm" svg:x="2.76cm" svg:y="10.01cm">
          <draw:text-box>
            <text:p text:style-name="P5"><text:span text:style-name="T9">self.children-&gt;first().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21.52cm" fo:page-height="13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H44M8S</meta:editing-duration>
    <meta:editing-cycles>29</meta:editing-cycles>
    <meta:generator>LibreOffice/6.2.5.2$Windows_X86_64 LibreOffice_project/1ec314fa52f458adc18c4f025c545a4e8b22c159</meta:generator>
    <dc:date>2020-05-02T16:17:56.429000000</dc:date>
    <meta:document-statistic meta:object-count="172"/>
  </office:meta>
</office:document-meta>
</file>